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dd6f" officeooo:paragraph-rsid="000ddd6f"/>
    </style:style>
    <style:style style:name="P2" style:family="paragraph" style:parent-style-name="Standard">
      <style:text-properties officeooo:rsid="0011b8a9" officeooo:paragraph-rsid="0011bb37"/>
    </style:style>
    <style:style style:name="P3" style:family="paragraph" style:parent-style-name="Standard">
      <style:text-properties officeooo:rsid="00138038" officeooo:paragraph-rsid="00138038"/>
    </style:style>
    <style:style style:name="P4" style:family="paragraph" style:parent-style-name="Standard">
      <style:text-properties officeooo:rsid="00141301" officeooo:paragraph-rsid="00141301"/>
    </style:style>
    <style:style style:name="P5" style:family="paragraph" style:parent-style-name="Standard">
      <style:text-properties officeooo:rsid="0015574c" officeooo:paragraph-rsid="0015574c"/>
    </style:style>
    <style:style style:name="P6" style:family="paragraph" style:parent-style-name="Standard">
      <style:text-properties officeooo:rsid="00216376" officeooo:paragraph-rsid="00216376"/>
    </style:style>
    <style:style style:name="P7" style:family="paragraph" style:parent-style-name="Standard">
      <style:text-properties officeooo:rsid="0025d4bc" officeooo:paragraph-rsid="0025d4bc"/>
    </style:style>
    <style:style style:name="P8" style:family="paragraph" style:parent-style-name="Standard">
      <style:text-properties officeooo:rsid="002b883b" officeooo:paragraph-rsid="002b883b"/>
    </style:style>
    <style:style style:name="T1" style:family="text">
      <style:text-properties officeooo:rsid="0010aa4a"/>
    </style:style>
    <style:style style:name="T2" style:family="text">
      <style:text-properties officeooo:rsid="0011bb37"/>
    </style:style>
    <style:style style:name="T3" style:family="text">
      <style:text-properties officeooo:rsid="00138038"/>
    </style:style>
    <style:style style:name="T4" style:family="text">
      <style:text-properties officeooo:rsid="00161847"/>
    </style:style>
    <style:style style:name="T5" style:family="text">
      <style:text-properties officeooo:rsid="001e7e13"/>
    </style:style>
    <style:style style:name="T6" style:family="text">
      <style:text-properties officeooo:rsid="00207352"/>
    </style:style>
    <style:style style:name="T7" style:family="text">
      <style:text-properties officeooo:rsid="00216376"/>
    </style:style>
    <style:style style:name="T8" style:family="text">
      <style:text-properties officeooo:rsid="00227cc3"/>
    </style:style>
    <style:style style:name="T9" style:family="text">
      <style:text-properties officeooo:rsid="00232a9c"/>
    </style:style>
    <style:style style:name="T10" style:family="text">
      <style:text-properties officeooo:rsid="00276596"/>
    </style:style>
    <style:style style:name="T11" style:family="text">
      <style:text-properties officeooo:rsid="00299bc1"/>
    </style:style>
    <style:style style:name="T12" style:family="text">
      <style:text-properties officeooo:rsid="002cd4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3">Le programme se divise en 3 partie :</text:p>
      <text:p text:style-name="P3"/>
      <text:p text:style-name="P3"/>
      <text:p text:style-name="Standard"/>
      <text:p text:style-name="P1">Les structures utilisées pour définir la scène sont au nombre de 3 :</text:p>
      <text:p text:style-name="P1"/>
      <text:p text:style-name="P1"><text:tab/>- le plan</text:p>
      <text:p text:style-name="P1"><text:tab/>- la <text:span text:style-name="T1">s</text:span>phère</text:p>
      <text:p text:style-name="P1"><text:tab/>- le triangle</text:p>
      <text:p text:style-name="P4"/>
      <text:p text:style-name="P4"/>
      <text:p text:style-name="P5">Chaque objet présent dans la scène possède une fonction qui lui est associée et qui permet, à partir d'un rayon <text:span text:style-name="T6">donné</text:span>, de retourner le paramètre t <text:span text:style-name="T5">sur la droite qui intersecte la primitive.</text:span></text:p>
      <text:p text:style-name="P4"/>
      <text:p text:style-name="P6">Le calcul <text:span text:style-name="T8">de l'intersection </text:span>pour <text:span text:style-name="T9">un</text:span> plan et <text:span text:style-name="T9">une</text:span> sphère sont donnés dans le TP.</text:p>
      <text:p text:style-name="P2"><text:span text:style-name="T7">L</text:span>e calcul de l'intersection avec <text:span text:style-name="T2">un</text:span> triangle <text:span text:style-name="T2">se fait en deux étapes :</text:span></text:p>
      <text:p text:style-name="P2"><text:tab/><text:span text:style-name="T3">(1)</text:span> calcul du point qui intersecte le plan dont le triangle fait parti</text:p>
      <text:p text:style-name="P2"><text:tab/><text:span text:style-name="T3">(2)</text:span> <text:span text:style-name="T2">évaluation pour savoir si le point intersecté appartient au triangle</text:span></text:p>
      <text:p text:style-name="P2"/>
      <text:p text:style-name="P3">L'étape (1) est triviale et le calcul est donné dans le sujet du TP.</text:p>
      <text:p text:style-name="P3">L'étape (2) nécessite quelques explications. Elle consiste <text:span text:style-name="T4">d'abord à projeter le triangle en 2D. Il suffit ensuite de tester le signe d'une des composantes de 3 produits vectoriels (qui dépend de la projection effectuée). Si ces produits ont la même orientation, alors le point est situé à l'intérieur du triangle.</text:span></text:p>
      <text:p text:style-name="P2"/>
      <text:p text:style-name="P2"/>
      <text:p text:style-name="P7">La caméra est manipulée <text:span text:style-name="T10">dans le système</text:span> des coordonnées polaires. <text:span text:style-name="T10">On maîtrise ces paramètres en entrée du genericImage et qui sont le rayon, l'azimut et l'élévation.</text:span></text:p>
      <text:p text:style-name="P7"/>
      <text:p text:style-name="P7">La scène se compose <text:span text:style-name="T11">de 6 plans, qui délimitent les murs de la scène. D'un cube composé de 12 triangles, et d'une sphère.</text:span></text:p>
      <text:p text:style-name="P8">La sphère est coloriée en récupérant la normale à sa surface. <text:span text:style-name="T12">Les plans et la triangles sont coloriés via leur paramètre couleu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13:54:21.037276076</meta:creation-date>
    <dc:date>2016-01-14T15:05:30.145777134</dc:date>
    <meta:editing-duration>PT1H9M44S</meta:editing-duration>
    <meta:editing-cycles>31</meta:editing-cycles>
    <meta:generator>LibreOffice/4.2.8.2$Linux_X86_64 LibreOffice_project/420m0$Build-2</meta:generator>
    <meta:document-statistic meta:table-count="0" meta:image-count="0" meta:object-count="0" meta:page-count="1" meta:paragraph-count="15" meta:word-count="250" meta:character-count="1415" meta:non-whitespace-character-count="1175"/>
  </office:meta>
</office:document-meta>
</file>